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style:rel-width="100%" table:align="left"/>
    </style:style>
    <style:style style:name="Tableau1.A" style:family="table-column">
      <style:table-column-properties style:column-width="4.489cm" style:rel-column-width="17305*"/>
    </style:style>
    <style:style style:name="Tableau1.B" style:family="table-column">
      <style:table-column-properties style:column-width="12.511cm" style:rel-column-width="48230*"/>
    </style:style>
    <style:style style:name="Tableau1.A1" style:family="table-cell">
      <style:table-cell-properties fo:padding="0.049cm" fo:border="none"/>
    </style:style>
    <style:style style:name="P1" style:family="paragraph" style:parent-style-name="Text_20_body">
      <style:text-properties fo:font-style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Objectifs : <text:a xlink:type="simple" xlink:href="http://www.plandetudes.ch/web/guest/specification?domainId=56&amp;&amp;courseId=239&amp;&amp;cycleId=30&amp;&amp;thematicId=368&amp;&amp;objectiveId=1236" office:target-frame-name="_blank" xlink:show="new">PER (9ème : MSN 32)</text:a></text:h>
      <text:p text:style-name="P1"><text:span text:style-name="T1">Nombres</text:span> Comparaison, approximation, encadrement, représentation sur une droite et ordre de grandeur de nombres écrits sous forme:</text:p>
      <text:list xml:id="list41251491" text:style-name="L1">
        <text:list-item>
          <text:p text:style-name="P2"><text:span text:style-name="T2">entière dans </text:span><text:span text:style-name="T2"><draw:frame draw:style-name="fr1" draw:name="images1" text:anchor-type="as-char" svg:width="0.238cm" svg:height="0.238cm" draw:z-index="0"><draw:image xlink:href="http://www.plandetudes.ch/c/document_library/get_file?uuid=59c88d7e-586a-4956-a1d2-07b927a1b6ae&amp;groupId=10224" xlink:type="simple" xlink:show="embed" xlink:actuate="onLoad"/></draw:frame></text:span> </text:p>
        </text:list-item>
      </text:list>
      <text:p text:style-name="P1"><text:span text:style-name="T1">Calculs</text:span> Utilisation de procédures de calcul réfléchi ou de calcul mental avec des :</text:p>
      <text:list xml:id="list41241707" text:style-name="L2">
        <text:list-item>
          <text:p text:style-name="P3"><text:span text:style-name="T2">nombres entiers relatifs de -100 à +100 (+, −, ∙, :) (Niv 2-3)</text:span> </text:p>
        </text:list-item>
      </text:list>
      <text:h text:style-name="Heading_20_6" text:outline-level="6">Remarque :</text:h>
      <text:p text:style-name="Sender">...</text:p>
      <text:p text:style-name="Sender">-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1. Placer des points |0-18000| sur un axe<text:line-break/>(~ 5 minutes )</text:p>
            <text:p text:style-name="Standard">...</text:p>
            <text:p text:style-name="Standard">...</text:p>
            <text:p text:style-name="Standard">Lien : http://www.rpn.ch/hosting/iclasse/blog/nombres/Sequ_09_Nombre_1.html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2. Additions et soustractions de 2 entiers relatifs (avec déplacements sur un axe)<text:line-break/>(~ 5 minutes )</text:p>
            <text:p text:style-name="Standard">...</text:p>
            <text:p text:style-name="Standard">...</text:p>
            <text:p text:style-name="Standard">Lien :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3. Additions et soustractions de 3 entiers relatifs (avec déplacements sur un axe) (2)<text:line-break/>(~ 5 minutes )</text:p>
            <text:p text:style-name="Standard">...</text:p>
            <text:p text:style-name="Standard">...</text:p>
            <text:p text:style-name="Standard">Lien :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4. Labyrinthe des additions dans Z<text:line-break/>(~ 5 minutes )</text:p>
            <text:p text:style-name="Standard">...</text:p>
            <text:p text:style-name="Standard"><text:span text:style-name="T2">...</text:span> </text:p>
            <text:p text:style-name="Standard">Lien :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5. Labyrinthe des soustractions dans Z<text:line-break/>(~ 5 minutes )</text:p>
            <text:p text:style-name="Standard">...</text:p>
            <text:p text:style-name="Standard">...</text:p>
            <text:p text:style-name="Standard">Lien :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6. Labyrinthe des multiplications dans Z<text:line-break/>(~ 5 minutes )</text:p>
            <text:p text:style-name="Standard">Visualiser les opérations proposées et compléter la résolution algébrique (<text:span text:style-name="T1">coefficients entiers naturels</text:span>).</text:p>
            <text:p text:style-name="Standard">...</text:p>
            <text:p text:style-name="Standard">Lien :</text:p>
          </table:table-cell>
        </table:table-row>
        <table:table-row>
          <table:table-cell table:style-name="Tableau1.A1" office:value-type="string">
            <text:p text:style-name="Standard"/>
          </table:table-cell>
          <table:table-cell table:style-name="Tableau1.A1" office:value-type="string">
            <text:p text:style-name="Standard">7. Labyrinthe des divisions dans Z<text:line-break/>(~ 5 minutes )</text:p>
            <text:p text:style-name="Standard">...</text:p>
            <text:p text:style-name="Standard"><text:soft-page-break/>...</text:p>
            <text:p text:style-name="Standard">Lien :</text:p>
          </table:table-cell>
        </table:table-row>
      </table:table>
      <text:h text:style-name="Heading_20_5" text:outline-level="5">Outil enseignant associé (en préparation)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8T21:12:47.72</meta:creation-date>
    <meta:document-statistic meta:table-count="1" meta:image-count="1" meta:object-count="0" meta:page-count="2" meta:paragraph-count="37" meta:word-count="191" meta:character-count="1095" meta:non-whitespace-character-count="938"/>
    <dc:date>2011-10-18T21:13:59.94</dc:date>
    <meta:editing-duration>PT1M12S</meta:editing-duration>
    <meta:editing-cycles>1</meta:editing-cycles>
    <meta:generator>LibreOffice/3.4$Win32 LibreOffice_project/340m1$Build-302</meta:generator>
  </office:meta>
</office:document-meta>
</file>